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Builder.append( String fieldName , short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doubl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int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hor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char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double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reflectionToString( Object object , ToStringStyle style , boolean outputTransients , Class reflectUp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Super( String superTo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Builder.append( String fieldName , shor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lo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boolean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setDefaultStyle( ToStringStyle 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Builder.append( String field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StringBuilder.append( String fieldName , char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ToString( String to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Builder.append( String field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Object obj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Object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in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reflectionToString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float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lo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byt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char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floa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boolean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ToStringBuilder( Object object , ToStringStyle style , StringBuffer 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StringBuilder.ToStringBuild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String fieldName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AsObjectToString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byt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getDefaul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String fieldName , long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byte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reflectionToString( Object object , ToStringStyle style , boolean output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String fieldName , in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getString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String fieldName , doubl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ToStringBuilder( Object object , ToStringStyle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String fieldName , boolean [ ] array , boolean 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reflectionToString( Object object , ToStringStyle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Builder.append( String fieldName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Builder.append( String fieldName , floa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